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Epilogue" svg:font-family="Epilogue, sans-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monospace" svg:font-family="monospace, monospace"/>
  </office:font-face-decls>
  <office:automatic-styles>
    <style:style style:name="P1" style:family="paragraph" style:parent-style-name="Heading_20_1">
      <style:paragraph-properties fo:margin-left="0cm" fo:margin-right="0cm" fo:margin-top="0cm" fo:margin-bottom="0cm" style:contextual-spacing="false" style:line-height-at-least="1.058cm" fo:text-align="center" style:justify-single-word="false" fo:orphans="2" fo:widows="2" fo:text-indent="0cm" style:auto-text-indent="false" fo:padding="0cm" fo:border="none"/>
      <style:text-properties fo:font-variant="normal" fo:text-transform="none" fo:color="#031b4e" loext:opacity="100%" style:font-name="Epilogue" fo:font-size="24pt" fo:letter-spacing="normal" fo:font-style="normal" fo:font-weight="normal"/>
    </style:style>
    <style:style style:name="P2" style:family="paragraph" style:parent-style-name="Heading_20_2">
      <style:paragraph-properties fo:margin-left="0cm" fo:margin-right="0cm" fo:orphans="2" fo:widows="2" fo:text-indent="0cm" style:auto-text-indent="false"/>
      <style:text-properties fo:font-variant="normal" fo:text-transform="none" fo:color="#4d5b7c" loext:opacity="100%" style:font-name="Epilogue" fo:letter-spacing="normal" fo:font-style="normal" fo:font-weight="normal"/>
    </style:style>
    <style:style style:name="P3" style:family="paragraph" style:parent-style-name="Heading_20_2">
      <style:paragraph-properties fo:text-align="start" style:justify-single-word="false"/>
      <style:text-properties fo:font-variant="normal" fo:text-transform="none" fo:color="#4d5b7c" loext:opacity="100%" style:font-name="Epilogue" fo:letter-spacing="normal" fo:font-style="normal" fo:font-weight="normal"/>
    </style:style>
    <style:style style:name="P4" style:family="paragraph" style:parent-style-name="Heading_20_3">
      <style:paragraph-properties fo:margin-left="0cm" fo:margin-right="0cm" fo:orphans="2" fo:widows="2" fo:text-indent="0cm" style:auto-text-indent="false"/>
      <style:text-properties fo:font-variant="normal" fo:text-transform="none" fo:color="#4d5b7c" loext:opacity="100%" style:font-name="Epilogue" fo:letter-spacing="normal" fo:font-style="normal" fo:font-weight="normal"/>
    </style:style>
    <style:style style:name="P5" style:family="paragraph" style:parent-style-name="Heading_20_3">
      <style:paragraph-properties fo:text-align="start" style:justify-single-word="false"/>
      <style:text-properties fo:font-variant="normal" fo:text-transform="none" fo:color="#4d5b7c" loext:opacity="100%" style:font-name="Epilogue" fo:letter-spacing="normal" fo:font-style="normal" fo:font-weight="bold" style:font-weight-asian="bold" style:font-weight-complex="bold"/>
    </style:style>
    <style:style style:name="P6" style:family="paragraph" style:parent-style-name="Preformatted_20_Text">
      <loext:graphic-properties draw:fill="solid" draw:fill-color="#081b4b" draw:opacity="100%"/>
      <style:paragraph-properties fo:margin-left="0cm" fo:margin-right="0cm" fo:margin-top="0cm" fo:margin-bottom="0cm" style:contextual-spacing="false" fo:orphans="2" fo:widows="2" fo:text-indent="0cm" style:auto-text-indent="false" fo:background-color="#081b4b" fo:padding="0cm" fo:border="none"/>
    </style:style>
    <style:style style:name="P7" style:family="paragraph" style:parent-style-name="Preformatted_20_Text">
      <loext:graphic-properties draw:fill="solid" draw:fill-color="#081b4b" draw:opacity="100%"/>
      <style:paragraph-properties fo:margin-left="0cm" fo:margin-right="0cm" fo:margin-top="0cm" fo:margin-bottom="0.106cm" style:contextual-spacing="false" fo:orphans="2" fo:widows="2" fo:text-indent="0cm" style:auto-text-indent="false" fo:background-color="#081b4b" fo:padding="0cm" fo:border="none"/>
    </style:style>
    <style:style style:name="P8" style:family="paragraph" style:parent-style-name="Preformatted_20_Text">
      <loext:graphic-properties draw:fill="solid" draw:fill-color="#081b4b" draw:opacity="100%"/>
      <style:paragraph-properties fo:margin-top="0cm" fo:margin-bottom="0.499cm" style:contextual-spacing="false" fo:orphans="2" fo:widows="2" fo:background-color="#081b4b" fo:padding="0cm" fo:border="none"/>
    </style:style>
    <style:style style:name="P9" style:family="paragraph" style:parent-style-name="Preformatted_20_Text">
      <loext:graphic-properties draw:fill="solid" draw:fill-color="#081b4b" draw:opacity="100%"/>
      <style:paragraph-properties fo:orphans="2" fo:widows="2" fo:background-color="#081b4b" fo:padding="0cm" fo:border="none"/>
    </style:style>
    <style:style style:name="P10" style:family="paragraph" style:parent-style-name="Standard">
      <style:paragraph-properties fo:text-align="center" style:justify-single-word="false"/>
    </style:style>
    <style:style style:name="P11" style:family="paragraph" style:parent-style-name="Text_20_body">
      <style:paragraph-properties fo:margin-left="0cm" fo:margin-right="0cm" fo:line-height="150%" fo:orphans="2" fo:widows="2" fo:text-indent="0cm" style:auto-text-indent="false"/>
    </style:style>
    <style:style style:name="P12" style:family="paragraph" style:parent-style-name="Text_20_body">
      <style:paragraph-properties fo:margin-left="0cm" fo:margin-right="0cm" fo:margin-top="0cm" fo:margin-bottom="0cm" style:contextual-spacing="false" fo:line-height="150%" fo:orphans="2" fo:widows="2" fo:text-indent="0cm" style:auto-text-indent="false"/>
    </style:style>
    <style:style style:name="P13" style:family="paragraph" style:parent-style-name="Text_20_body">
      <style:paragraph-properties fo:margin-left="0cm" fo:margin-right="0cm" fo:line-height="150%" fo:orphans="2" fo:widows="2" fo:text-indent="0cm" style:auto-text-indent="false"/>
      <style:text-properties fo:font-variant="normal" fo:text-transform="none" fo:color="#4d5b7c" loext:opacity="100%" style:font-name="Inter" fo:font-size="12pt" fo:letter-spacing="normal" fo:font-style="normal" fo:font-weight="normal"/>
    </style:style>
    <style:style style:name="P14" style:family="paragraph" style:parent-style-name="Text_20_body">
      <style:paragraph-properties fo:orphans="2" fo:widows="2"/>
      <style:text-properties fo:font-variant="normal" fo:text-transform="none" fo:color="#4d5b7c" loext:opacity="100%" style:font-name="Inter" fo:font-size="12pt" fo:letter-spacing="normal" fo:font-style="normal" fo:font-weight="normal"/>
    </style:style>
    <style:style style:name="P15" style:family="paragraph" style:parent-style-name="Text_20_body">
      <style:paragraph-properties fo:margin-left="0cm" fo:margin-right="0cm" fo:line-height="150%" fo:orphans="2" fo:widows="2" fo:text-indent="0cm" style:auto-text-indent="false"/>
      <style:text-properties fo:font-variant="normal" fo:text-transform="none" fo:color="#4d5b7c" loext:opacity="100%" style:font-name="Inter" fo:font-size="12pt" fo:letter-spacing="normal" fo:font-style="normal" fo:font-weight="normal" style:font-size-asian="12pt" style:font-size-complex="12pt"/>
    </style:style>
    <style:style style:name="P16"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24335a" loext:opacity="100%" style:font-name="Inter" fo:font-size="10.5pt" fo:letter-spacing="normal" fo:font-style="normal" fo:font-weight="normal" fo:background-color="#d6dcea" loext:padding="0cm" loext:border="none"/>
    </style:style>
    <style:style style:name="P17"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style>
    <style:style style:name="P18"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19" style:family="paragraph" style:parent-style-name="Text_20_body" style:list-style-name="L2">
      <style:paragraph-properties fo:margin-top="0cm" fo:margin-bottom="0cm" style:contextual-spacing="false" fo:orphans="2" fo:widows="2" fo:padding="0cm" fo:border="none"/>
    </style:style>
    <style:style style:name="T1" style:family="text">
      <style:text-properties officeooo:rsid="000ad993"/>
    </style:style>
    <style:style style:name="T2" style:family="text">
      <style:text-properties fo:font-variant="normal" fo:text-transform="none" fo:color="#4d5b7c" loext:opacity="100%" style:font-name="Inter" fo:font-size="12pt" fo:letter-spacing="normal" fo:font-style="normal" fo:font-weight="normal"/>
    </style:style>
    <style:style style:name="T3" style:family="text">
      <style:text-properties fo:font-variant="normal" fo:text-transform="none" fo:color="#4d5b7c" loext:opacity="100%" style:font-name="Inter" fo:font-size="12pt" fo:letter-spacing="normal" fo:font-style="normal" fo:font-weight="normal" style:font-size-asian="12pt" style:font-size-complex="12pt"/>
    </style:style>
    <style:style style:name="T4" style:family="text">
      <style:text-properties fo:font-variant="normal" fo:text-transform="none" fo:color="#4d5b7c" loext:opacity="100%" style:font-name="Inter" fo:font-size="12pt" fo:letter-spacing="normal" fo:font-style="normal" fo:font-weight="bold"/>
    </style:style>
    <style:style style:name="T5" style:family="text">
      <style:text-properties fo:font-variant="normal" fo:text-transform="none" fo:color="#4d5b7c" loext:opacity="100%" style:font-name="Inter" fo:letter-spacing="normal" fo:font-style="normal" fo:font-weight="normal"/>
    </style:style>
    <style:style style:name="T6" style:family="text">
      <style:text-properties fo:font-variant="normal" fo:text-transform="none" fo:color="#4d5b7c" loext:opacity="100%" style:font-name="Inter" fo:font-size="11pt" fo:letter-spacing="normal" fo:font-style="normal" fo:font-weight="normal" style:font-size-asian="11pt" style:font-size-complex="11pt"/>
    </style:style>
    <style:style style:name="T7" style:family="text">
      <style:text-properties fo:font-variant="normal" fo:text-transform="none" fo:color="#24335a" loext:opacity="100%" style:font-name="monospace" fo:font-size="10.5pt" fo:letter-spacing="normal" fo:font-style="normal" fo:font-weight="normal" fo:background-color="#e3e8f4" loext:char-shading-value="0" loext:padding="0cm" loext:border="none"/>
    </style:style>
    <style:style style:name="T8" style:family="text">
      <style:text-properties fo:font-variant="normal" fo:text-transform="none" fo:color="#24335a" loext:opacity="100%" style:font-name="monospace" fo:letter-spacing="normal" fo:font-style="normal" fo:font-weight="normal" fo:background-color="#e3e8f4" loext:char-shading-value="0" loext:padding="0cm" loext:border="none"/>
    </style:style>
    <style:style style:name="T9" style:family="text">
      <style:text-properties fo:font-variant="normal" fo:text-transform="none" fo:color="#24335a" loext:opacity="100%" style:font-name="monospace" fo:font-size="11pt" fo:letter-spacing="normal" fo:font-style="normal" fo:font-weight="normal" fo:background-color="#e3e8f4" loext:char-shading-value="0" style:font-size-asian="11pt" style:font-size-complex="11pt" loext:padding="0cm" loext:border="none"/>
    </style:style>
    <style:style style:name="T10" style:family="text">
      <style:text-properties fo:font-variant="normal" fo:text-transform="none" fo:color="#24335a" loext:opacity="100%" style:font-name="monospace" fo:font-size="12pt" fo:letter-spacing="normal" fo:font-style="normal" fo:font-weight="normal" fo:background-color="#e3e8f4" loext:char-shading-value="0" style:font-size-asian="12pt" style:font-size-complex="12pt" loext:padding="0cm" loext:border="none"/>
    </style:style>
    <style:style style:name="T11" style:family="text">
      <style:text-properties fo:font-variant="normal" fo:text-transform="none" fo:color="#0069ff" loext:opacity="100%" style:text-line-through-style="none" style:text-line-through-type="none" style:font-name="Inter" fo:font-size="12pt" fo:letter-spacing="normal" fo:font-style="normal" style:text-underline-style="none" fo:font-weight="normal" style:text-blinking="false" fo:background-color="transparent" loext:char-shading-value="0" loext:padding-left="0cm" loext:padding-right="0cm" loext:padding-top="0cm" loext:padding-bottom="0.049cm" loext:border-left="none" loext:border-right="none" loext:border-top="none" loext:border-bottom="0.06pt solid #0069ff"/>
    </style:style>
    <style:style style:name="T12" style:family="text">
      <style:text-properties fo:font-variant="normal" fo:text-transform="none" fo:color="#ff4084" loext:opacity="100%" style:font-name="monospace" fo:font-size="10.5pt" fo:letter-spacing="normal" fo:font-style="normal" fo:font-weight="normal" fo:background-color="transparent" loext:char-shading-value="0" loext:padding="0cm" loext:border="none"/>
    </style:style>
    <style:style style:name="T13" style:family="text">
      <style:text-properties fo:font-variant="normal" fo:text-transform="none" fo:color="#ffffff" loext:opacity="100%" style:font-name="monospace" fo:font-size="10.5pt" fo:letter-spacing="normal" fo:font-style="normal" fo:font-weight="normal" fo:background-color="transparent" loext:char-shading-value="0" loext:padding="0cm" loext:border="none"/>
    </style:style>
    <style:style style:name="T14" style:family="text">
      <style:text-properties fo:font-variant="normal" fo:text-transform="none" fo:color="#ffffff" loext:opacity="100%" style:font-name="monospace" fo:font-size="10.5pt" fo:letter-spacing="normal" fo:font-style="normal" fo:font-weight="normal" loext:padding="0cm" loext:border="none"/>
    </style:style>
    <style:style style:name="T15" style:family="text">
      <style:text-properties fo:font-variant="normal" fo:text-transform="none" fo:color="#ffffff" loext:opacity="100%" fo:letter-spacing="normal" loext:padding="0cm" loext:border="none"/>
    </style:style>
    <style:style style:name="T16" style:family="text">
      <style:text-properties fo:font-variant="normal" fo:text-transform="none" fo:color="#00c6ff" loext:opacity="100%" style:font-name="monospace" fo:font-size="10.5pt" fo:letter-spacing="normal" fo:font-style="normal" fo:font-weight="normal" fo:background-color="transparent" loext:char-shading-value="0" loext:padding="0cm" loext:border="none"/>
    </style:style>
    <style:style style:name="T17" style:family="text">
      <style:text-properties fo:font-variant="normal" fo:text-transform="none" fo:color="#00c6ff" loext:opacity="100%" style:font-name="monospace" fo:font-size="10.5pt" fo:letter-spacing="normal" fo:font-style="normal" fo:font-weight="normal" loext:padding="0cm" loext:border="none"/>
    </style:style>
    <style:style style:name="T18" style:family="text">
      <style:text-properties fo:font-variant="normal" fo:text-transform="none" fo:color="#4994ff" loext:opacity="100%" style:font-name="monospace" fo:font-size="10.5pt" fo:letter-spacing="normal" fo:font-style="normal" fo:font-weight="normal" fo:background-color="transparent" loext:char-shading-value="0" loext:padding="0cm" loext:border="none"/>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ómo configurar un firewall con UFW en Ubuntu 18.04 <text:span text:style-name="T1">y posteriores</text:span></text:h>
      <text:p text:style-name="P10"/>
      <text:h text:style-name="P5" text:outline-level="3"><text:bookmark text:name="introduccion"/>Introducción</text:h>
      <text:p text:style-name="P11"><text:span text:style-name="T3">UFW o Uncomplicated Firewall es una interfaz para </text:span><text:span text:style-name="Source_20_Text"><text:span text:style-name="T10">iptables</text:span></text:span><text:span text:style-name="T3"> orientada a simplificar el proceso de configuración de un firewall. Aunque </text:span><text:span text:style-name="Source_20_Text"><text:span text:style-name="T10">iptables</text:span></text:span><text:span text:style-name="T3"> es una herramienta sólida y flexible, puede resultar difícil para los principiantes aprender a usarlo para configurar correctamente un firewall. Si desea comenzar a proteger su red y no está seguro de qué herramienta utilizar, UFW puede ser su mejor opción.</text:span></text:p>
      <text:p text:style-name="P15">En este tutorial, verá la forma de configurar un firewall con UFW en Ubuntu 18.04.</text:p>
      <text:h text:style-name="P3" text:outline-level="2"><text:bookmark text:name="requisitos-previos"/>Requisitos previos</text:h>
      <text:p text:style-name="P13">Para completar este tutorial, necesitará lo siguiente:</text:p>
      <text:list xml:id="list910058884" text:style-name="L1">
        <text:list-item>
          <text:p text:style-name="P17"><text:span text:style-name="T2">Un servidor de Ubuntu 18.04 con un usuario sudo no root, que puede configurarse siguiendo los pasos 1 a 3 del </text:span><text:a xlink:type="simple" xlink:href="https://www.digitalocean.com/community/tutorials/initial-server-setup-with-ubuntu-18-04" text:style-name="Internet_20_link" text:visited-style-name="Visited_20_Internet_20_Link"><text:span text:style-name="T11">tutorial de configuración inicial para servidores de Ubuntu 18.04</text:span></text:a><text:span text:style-name="T2">.</text:span></text:p>
        </text:list-item>
      </text:list>
      <text:p text:style-name="P11"><text:span text:style-name="T2">UFW se instala por defecto en Ubuntu. Si se desinstaló por alguna razón, puede instalarlo con </text:span><text:span text:style-name="Source_20_Text"><text:span text:style-name="T7">sudo apt install ufw​​​2​​​</text:span></text:span><text:span text:style-name="T2">.</text:span></text:p>
      <text:h text:style-name="P2" text:outline-level="2"><text:bookmark text:name="paso-1-utilizar-ipv6-con-ufw-opcional"/>Paso 1: Utilizar IPv6 con UFW (opcional)</text:h>
      <text:p text:style-name="P11"><text:span text:style-name="T2">Este tutorial se redactó teniendo en cuenta IPv4, pero funcionará para IPv6 siempre que lo habilite. Si su servidor de Ubuntu tiene IPv6 habilitado, compruebe que UFW esté configurado para que admitir IPv6 de modo que administre las reglas de firewall para IPv6 además de IPv4. Para hacerlo, abra la configuración de UFW con </text:span><text:span text:style-name="Source_20_Text"><text:span text:style-name="T7">nano</text:span></text:span><text:span text:style-name="T2"> o su editor favorito.</text:span></text:p>
      <text:p text:style-name="P6"><text:span text:style-name="Source_20_Text"><text:span text:style-name="T12">sudo</text:span></text:span><text:span text:style-name="Source_20_Text"><text:span text:style-name="T13"> </text:span></text:span><text:span text:style-name="Source_20_Text"><text:span text:style-name="T12">nano</text:span></text:span><text:span text:style-name="Source_20_Text"><text:span text:style-name="T13"> /etc/default/ufw</text:span></text:span></text:p>
      <text:p text:style-name="P14">Copy</text:p>
      <text:p text:style-name="P11"><text:span text:style-name="T2">A continuación, asegúrese de que el valor de </text:span><text:span text:style-name="Source_20_Text"><text:span text:style-name="T7">IPV6</text:span></text:span><text:span text:style-name="T2"> sea </text:span><text:span text:style-name="Source_20_Text"><text:span text:style-name="T7">yes</text:span></text:span><text:span text:style-name="T2">. Debería tener el siguiente aspecto:</text:span></text:p>
      <text:p text:style-name="P16">/etc/default/ufw excerpt</text:p>
      <text:p text:style-name="P6"><text:span text:style-name="Source_20_Text"><text:span text:style-name="T14">IPV6=yes</text:span></text:span></text:p>
      <text:p text:style-name="P13">Guarde y cierre el archivo. Cuando UFW esté habilitado, se configurará para escribir reglas de firewall de IPv4 y IPv6. Sin embargo, antes de habilitar UFW, nos convendrá <text:soft-page-break/>comprobar que su firewall esté configurado para que pueda conectarse a través de SSH. Empezaremos con la configuración de las políticas predeterminadas.</text:p>
      <text:h text:style-name="P3" text:outline-level="2"><text:bookmark text:name="paso-2-configurar-politicas-predeterminadas"/>Paso 2: Configurar políticas predeterminadas</text:h>
      <text:p text:style-name="P13">Si recién está dando los primeros pasos con su firewall, las primeras reglas a definir son sus políticas predeterminadas. Estas reglas controlan la administración del tráfico que no coincida de forma explícita con otras reglas. Por defecto, UFW está configurado para denegar todas las conexiones entrantes y permitir todas las conexiones salientes. Esto significa que quien intente llegar a su servidor no podrá conectarse, mientras que cualquier aplicación dentro del servidor podría llegar al mundo exterior.</text:p>
      <text:p text:style-name="P13">Restableceremos los valores predeterminados de sus reglas de UFW para garantizar que podamos seguir con este tutorial. Para fijar los valores predeterminados utilizados por UFW, emplee estos comandos:</text:p>
      <text:p text:style-name="P6"><text:span text:style-name="Source_20_Text"><text:span text:style-name="T12">sudo</text:span></text:span><text:span text:style-name="Source_20_Text"><text:span text:style-name="T13"> ufw default deny incoming</text:span></text:span></text:p>
      <text:p text:style-name="P6"><text:span text:style-name="Source_20_Text"><text:span text:style-name="T12">sudo</text:span></text:span><text:span text:style-name="Source_20_Text"><text:span text:style-name="T13"> ufw default allow outgoing</text:span></text:span></text:p>
      <text:p text:style-name="P14">Copy</text:p>
      <text:p text:style-name="P13">Establecen los valores predeterminados para denegar las conexiones entrantes y permitir las salientes. Con solo estos valores predeterminados de firewall podría bastar para una computadora personal, pero normalmente los servidores deben responder a las solicitudes de usuarios externos. Lo veremos a continuación.</text:p>
      <text:h text:style-name="P2" text:outline-level="2"><text:bookmark text:name="paso-3-habilitar-conexiones-ssh"/>Paso 3: Habilitar conexiones SSH</text:h>
      <text:p text:style-name="P13">Si habilitamos nuestro firewall de UFW ahora, denegaría todas las conexiones entrantes. Esto significa que deberemos crear reglas que permitan explícitamente las conexiones entrantes legítimas (SSH o HTTP, por ejemplo) si queremos que nuestro servidor responda a estos tipos de solicitudes. Si utiliza un servidor en nube, probablemente le convenga permitir las conexiones SSH entrantes para poder conectarse y administrar su servidor.</text:p>
      <text:p text:style-name="P13">Para configurar su servidor de modo que permita las conexiones SSH entrantes, puede utilizar este comando:</text:p>
      <text:p text:style-name="P6"><text:span text:style-name="Source_20_Text"><text:span text:style-name="T12">sudo</text:span></text:span><text:span text:style-name="Source_20_Text"><text:span text:style-name="T13"> ufw allow </text:span></text:span><text:span text:style-name="Source_20_Text"><text:span text:style-name="T12">ssh</text:span></text:span></text:p>
      <text:p text:style-name="P14">Copy</text:p>
      <text:p text:style-name="P11"><text:soft-page-break/><text:span text:style-name="T2">Esto creará reglas de firewall que permitirán todas las conexiones en el puerto </text:span><text:span text:style-name="Source_20_Text"><text:span text:style-name="T7">22</text:span></text:span><text:span text:style-name="T2">, que es el que escucha el demonio SSH por defecto. UFW registra el significado del puerto </text:span><text:span text:style-name="Source_20_Text"><text:span text:style-name="T7">allow ssh</text:span></text:span><text:span text:style-name="T2"> porque está enumerado como servicio en el archivo </text:span><text:span text:style-name="Source_20_Text"><text:span text:style-name="T7">/etc/services</text:span></text:span><text:span text:style-name="T2">.</text:span></text:p>
      <text:p text:style-name="P13">Sin embargo, realmente podemos escribir la regla equivalente especificando el puerto en vez del nombre de servicio. Por ejemplo, este comando funciona como el anterior:</text:p>
      <text:p text:style-name="P6"><text:span text:style-name="Source_20_Text"><text:span text:style-name="T12">sudo</text:span></text:span><text:span text:style-name="Source_20_Text"><text:span text:style-name="T13"> ufw allow </text:span></text:span><text:span text:style-name="Source_20_Text"><text:span text:style-name="T16">22</text:span></text:span></text:p>
      <text:p text:style-name="P14">Copy</text:p>
      <text:p text:style-name="P11"><text:span text:style-name="T2">Si configuró su demonio SSH para utilizar un puerto diferente, deberá especificar el puerto apropiado. Por ejemplo, si su servidor SSH escucha en el puerto </text:span><text:span text:style-name="Source_20_Text"><text:span text:style-name="T7">2222</text:span></text:span><text:span text:style-name="T2"> puede utilizar este comando para permitir las conexiones en ese puerto:</text:span></text:p>
      <text:p text:style-name="P6"><text:span text:style-name="Source_20_Text"><text:span text:style-name="T12">sudo</text:span></text:span><text:span text:style-name="Source_20_Text"><text:span text:style-name="T13"> ufw allow </text:span></text:span><text:span text:style-name="Source_20_Text"><text:span text:style-name="T16">2222</text:span></text:span></text:p>
      <text:p text:style-name="P14">Copy</text:p>
      <text:p text:style-name="P13">Ahora que su firewall está configurado para permitir las conexiones SSH entrantes, podemos habilitarlo.</text:p>
      <text:h text:style-name="P2" text:outline-level="2"><text:bookmark text:name="paso-4-habilitar-ufw"/>Paso 4: Habilitar UFW</text:h>
      <text:p text:style-name="P13">Para habilitar UFW, utilice este comando:</text:p>
      <text:p text:style-name="P6"><text:span text:style-name="Source_20_Text"><text:span text:style-name="T12">sudo</text:span></text:span><text:span text:style-name="Source_20_Text"><text:span text:style-name="T13"> ufw </text:span></text:span><text:span text:style-name="Source_20_Text"><text:span text:style-name="T12">enable</text:span></text:span></text:p>
      <text:p text:style-name="P14">Copy</text:p>
      <text:p text:style-name="P11"><text:span text:style-name="T2">Recibirá una advertencia que indicará que el comando puede interrumpir las conexiones SSH existentes. Ya configuramos una regla de firewall que permite conexiones SSH. Debería ser posible continuar sin inconvenientes. Responda a la solicitud con </text:span><text:span text:style-name="Source_20_Text"><text:span text:style-name="T7">y</text:span></text:span><text:span text:style-name="T2"> y presione </text:span><text:span text:style-name="Source_20_Text"><text:span text:style-name="T7">ENTER</text:span></text:span><text:span text:style-name="T2">.</text:span></text:p>
      <text:p text:style-name="P11"><text:span text:style-name="T2">Con esto, el firewall quedará activo. Ejecute el comando </text:span><text:span text:style-name="Source_20_Text"><text:span text:style-name="T7">sudo ufw status verbose</text:span></text:span><text:span text:style-name="T2"> para ver las reglas que se configuran. En el resto de este tutorial se abarca en mayor profundidad la forma de utilizar UFW. Se analizarán opciones como las de permitir o denegar diferentes tipos de conexiones.</text:span></text:p>
      <text:h text:style-name="P2" text:outline-level="2"><text:bookmark text:name="paso-5-habilitar-otras-conexiones"/>Paso 5: Habilitar otras conexiones</text:h>
      <text:p text:style-name="P11"><text:span text:style-name="T2">En este momento, debería permitir el resto de las conexiones a las que su servidor debe responder. Las conexiones que debería permitir dependen de sus necesidades específicas. Afortunadamente, ya sabe cómo escribir reglas que permiten las conexiones basadas en un nombre de servicio o un puerto; ya lo hicimos para SSH en el puerto </text:span><text:span text:style-name="Source_20_Text"><text:span text:style-name="T7">22</text:span></text:span><text:span text:style-name="T2">. También puede hacerlo para:</text:span></text:p>
      <text:list xml:id="list2409637587" text:style-name="L2">
        <text:list-item>
          <text:p text:style-name="P18"><text:soft-page-break/><text:span text:style-name="T2">HTTP en el puerto 80, que es lo que utilizan los servidores web no cifrados, con </text:span><text:span text:style-name="Source_20_Text"><text:span text:style-name="T7">sudo ufw allow http</text:span></text:span><text:span text:style-name="T2"> o </text:span><text:span text:style-name="Source_20_Text"><text:span text:style-name="T7">sudo ufw allow 80</text:span></text:span></text:p>
        </text:list-item>
        <text:list-item>
          <text:p text:style-name="P19"><text:span text:style-name="T2">HTTPS en el puerto 443, que es lo que utilizan los servidores web cifrados, con </text:span><text:span text:style-name="Source_20_Text"><text:span text:style-name="T7">sudo ufw allow https</text:span></text:span><text:span text:style-name="T2"> o </text:span><text:span text:style-name="Source_20_Text"><text:span text:style-name="T7">sudo ufw allow 443</text:span></text:span></text:p>
        </text:list-item>
      </text:list>
      <text:p text:style-name="P13">Existen varias maneras de permitir otras conexiones, aparte de especificar un puerto o un servicio conocido.</text:p>
      <text:h text:style-name="P4" text:outline-level="3"><text:bookmark text:name="intervalos-de-puerto-especificos"/>Intervalos de puerto específicos</text:h>
      <text:p text:style-name="P13">Puede especificar intervalos de puerto con UFW. Algunas aplicaciones utilizan varios puertos en vez de uno solo.</text:p>
      <text:p text:style-name="P11"><text:span text:style-name="T2">Por ejemplo, para permitir las conexiones de X11 que utilizan los puertos </text:span><text:span text:style-name="Source_20_Text"><text:span text:style-name="T7">6000</text:span></text:span><text:span text:style-name="T2">-</text:span><text:span text:style-name="Source_20_Text"><text:span text:style-name="T7">6007</text:span></text:span><text:span text:style-name="T2">, emplee estos comandos:</text:span></text:p>
      <text:p text:style-name="P6"><text:span text:style-name="Source_20_Text"><text:span text:style-name="T12">sudo</text:span></text:span><text:span text:style-name="Source_20_Text"><text:span text:style-name="T13"> ufw allow </text:span></text:span><text:span text:style-name="Source_20_Text"><text:span text:style-name="T16">6000</text:span></text:span><text:span text:style-name="Source_20_Text"><text:span text:style-name="T13">:6007/tcp</text:span></text:span></text:p>
      <text:p text:style-name="P6"><text:span text:style-name="Source_20_Text"><text:span text:style-name="T12">sudo</text:span></text:span><text:span text:style-name="Source_20_Text"><text:span text:style-name="T13"> ufw allow </text:span></text:span><text:span text:style-name="Source_20_Text"><text:span text:style-name="T16">6000</text:span></text:span><text:span text:style-name="Source_20_Text"><text:span text:style-name="T13">:6007/udp</text:span></text:span></text:p>
      <text:p text:style-name="P14">Copy</text:p>
      <text:p text:style-name="P11"><text:span text:style-name="T2">Cuando se especifiquen intervalos de puerto con UFW, debe especificar el protocolo (</text:span><text:span text:style-name="Source_20_Text"><text:span text:style-name="T7">tcp</text:span></text:span><text:span text:style-name="T2"> o </text:span><text:span text:style-name="Source_20_Text"><text:span text:style-name="T7">udp</text:span></text:span><text:span text:style-name="T2">) a los que deberían aplicarse las reglas. No lo mencionamos antes porque cuando no se especifica el protocolo se permiten ambos de forma automática, lo cual está bien en la mayoría de los casos.</text:span></text:p>
      <text:h text:style-name="P4" text:outline-level="3"><text:bookmark text:name="direcciones-ip-especificas"/>Direcciones IP específicas</text:h>
      <text:p text:style-name="P11"><text:span text:style-name="T2">Al trabajar con UFW, también puede especificar direcciones IP. Por ejemplo, si desea permitir las conexiones desde una dirección IP específica, como una dirección IP de trabajo o doméstica </text:span><text:span text:style-name="Source_20_Text"><text:span text:style-name="T7">203.0.113.4</text:span></text:span><text:span text:style-name="T2">, debe especificar </text:span><text:span text:style-name="Source_20_Text"><text:span text:style-name="T7">from</text:span></text:span><text:span text:style-name="T2"> y luego la dirección IP:</text:span></text:p>
      <text:p text:style-name="P6"><text:span text:style-name="Source_20_Text"><text:span text:style-name="T12">sudo</text:span></text:span><text:span text:style-name="Source_20_Text"><text:span text:style-name="T13"> ufw allow from </text:span></text:span><text:span text:style-name="Source_20_Text"><text:span text:style-name="T16">203.0</text:span></text:span><text:span text:style-name="Source_20_Text"><text:span text:style-name="T13">.113.4</text:span></text:span></text:p>
      <text:p text:style-name="P14">Copy</text:p>
      <text:p text:style-name="P11"><text:span text:style-name="T2">También puede especificar un puerto concreto al que la dirección IP pueda conectarse agregando </text:span><text:span text:style-name="Source_20_Text"><text:span text:style-name="T7">to any port</text:span></text:span><text:span text:style-name="T2"> seguido del número de este. Por ejemplo, si desea permitir que </text:span><text:span text:style-name="Source_20_Text"><text:span text:style-name="T7">203.0.113.4</text:span></text:span><text:span text:style-name="T2"> se conecte al puerto </text:span><text:span text:style-name="Source_20_Text"><text:span text:style-name="T7">22</text:span></text:span><text:span text:style-name="T2"> (SSH), utilice este comando:</text:span></text:p>
      <text:p text:style-name="P6"><text:span text:style-name="Source_20_Text"><text:span text:style-name="T12">sudo</text:span></text:span><text:span text:style-name="Source_20_Text"><text:span text:style-name="T13"> ufw allow from </text:span></text:span><text:span text:style-name="Source_20_Text"><text:span text:style-name="T16">203.0</text:span></text:span><text:span text:style-name="Source_20_Text"><text:span text:style-name="T13">.113.4 to any port </text:span></text:span><text:span text:style-name="Source_20_Text"><text:span text:style-name="T16">22</text:span></text:span></text:p>
      <text:p text:style-name="P14">Copy</text:p>
      <text:h text:style-name="P4" text:outline-level="3"><text:bookmark text:name="subredes"/>Subredes</text:h>
      <text:p text:style-name="P11"><text:span text:style-name="T2">Si desea permitir una subred de direcciones IP, puede hacerlo utilizando la notación CIDR para especificar una máscara de red. Por ejemplo, si desea permitir todas las direcciones IP de la </text:span><text:span text:style-name="Source_20_Text"><text:span text:style-name="T7">203.0.113.1</text:span></text:span><text:span text:style-name="T2"> a la </text:span><text:span text:style-name="Source_20_Text"><text:span text:style-name="T7">203.0.113.254</text:span></text:span><text:span text:style-name="T2"> podría utilizar este comando:</text:span></text:p>
      <text:p text:style-name="P6"><text:span text:style-name="Source_20_Text"><text:span text:style-name="T12">sudo</text:span></text:span><text:span text:style-name="Source_20_Text"><text:span text:style-name="T13"> ufw allow from </text:span></text:span><text:span text:style-name="Source_20_Text"><text:span text:style-name="T16">203.0</text:span></text:span><text:span text:style-name="Source_20_Text"><text:span text:style-name="T13">.113.0/24</text:span></text:span></text:p>
      <text:p text:style-name="P14"><text:soft-page-break/>Copy</text:p>
      <text:p text:style-name="P11"><text:span text:style-name="T2">Del mismo modo, también puede especificar el puerto de destino al que puede conectarse la subred </text:span><text:span text:style-name="Source_20_Text"><text:span text:style-name="T7">203.013.0/24</text:span></text:span><text:span text:style-name="T2">. Una vez más, utilizaremos el puerto </text:span><text:span text:style-name="Source_20_Text"><text:span text:style-name="T7">22</text:span></text:span><text:span text:style-name="T2"> (SSH) como ejemplo:</text:span></text:p>
      <text:p text:style-name="P6"><text:span text:style-name="Source_20_Text"><text:span text:style-name="T12">sudo</text:span></text:span><text:span text:style-name="Source_20_Text"><text:span text:style-name="T13"> ufw allow from </text:span></text:span><text:span text:style-name="Source_20_Text"><text:span text:style-name="T16">203.0</text:span></text:span><text:span text:style-name="Source_20_Text"><text:span text:style-name="T13">.113.0/24 to any port </text:span></text:span><text:span text:style-name="Source_20_Text"><text:span text:style-name="T16">22</text:span></text:span></text:p>
      <text:p text:style-name="P14">Copy</text:p>
      <text:h text:style-name="P4" text:outline-level="3"><text:bookmark text:name="conexiones-a-una-interfaz-de-red-especifica"/>Conexiones a una interfaz de red específica</text:h>
      <text:p text:style-name="P13">Si desea crear una regla de firewall que solo se aplique a una interfaz de red específica, puede hacerlo especificando “allow in on” seguido del nombre de la interfaz de red.</text:p>
      <text:p text:style-name="P13">Tal vez le convenga revisar sus interfaces de red antes de continuar. Para hacerlo, utilice este comando:</text:p>
      <text:p text:style-name="P6"><text:span text:style-name="Source_20_Text"><text:span text:style-name="T12">ip</text:span></text:span><text:span text:style-name="Source_20_Text"><text:span text:style-name="T13"> addr</text:span></text:span></text:p>
      <text:p text:style-name="P14">Copy</text:p>
      <text:p text:style-name="P7"><text:span text:style-name="Source_20_Text"><text:span text:style-name="T17">Output Excerpt</text:span></text:span></text:p>
      <text:p text:style-name="P9"><text:span text:style-name="Source_20_Text"><text:span text:style-name="T14">2: eth0: &lt;BROADCAST,MULTICAST,UP,LOWER_UP&gt; mtu 1500 qdisc pfifo_fast state</text:span></text:span></text:p>
      <text:p text:style-name="P9"><text:span text:style-name="Source_20_Text"><text:span text:style-name="T14">. . .</text:span></text:span></text:p>
      <text:p text:style-name="P9"><text:span text:style-name="Source_20_Text"><text:span text:style-name="T14">3: eth1: &lt;BROADCAST,MULTICAST&gt; mtu 1500 qdisc noop state DOWN group default</text:span></text:span></text:p>
      <text:p text:style-name="P8"><text:span text:style-name="Source_20_Text"><text:span text:style-name="T14">. . .</text:span></text:span></text:p>
      <text:p text:style-name="P11"><text:span text:style-name="T2">El resultado resaltado indica los nombres de la interfaz de red. Normalmente tienen nombres similares a </text:span><text:span text:style-name="Source_20_Text"><text:span text:style-name="T7">eth0</text:span></text:span><text:span text:style-name="T2"> o </text:span><text:span text:style-name="Source_20_Text"><text:span text:style-name="T7">enp3s2</text:span></text:span><text:span text:style-name="T2">.</text:span></text:p>
      <text:p text:style-name="P11"><text:span text:style-name="T2">Así, si su servidor tiene una interfaz de red pública llamada </text:span><text:span text:style-name="Source_20_Text"><text:span text:style-name="T7">eth0</text:span></text:span><text:span text:style-name="T2">, podría permitir el tráfico HTTP (puerto </text:span><text:span text:style-name="Source_20_Text"><text:span text:style-name="T7">80</text:span></text:span><text:span text:style-name="T2">) hacia él con este comando:</text:span></text:p>
      <text:p text:style-name="P6"><text:span text:style-name="Source_20_Text"><text:span text:style-name="T12">sudo</text:span></text:span><text:span text:style-name="Source_20_Text"><text:span text:style-name="T13"> ufw allow </text:span></text:span><text:span text:style-name="Source_20_Text"><text:span text:style-name="T18">in</text:span></text:span><text:span text:style-name="Source_20_Text"><text:span text:style-name="T13"> on eth0 to any port </text:span></text:span><text:span text:style-name="Source_20_Text"><text:span text:style-name="T16">80</text:span></text:span></text:p>
      <text:p text:style-name="P14">Copy</text:p>
      <text:p text:style-name="P13">Hacerlo permitiría que su servidor recibiera solicitudes HTTP desde la Internet pública.</text:p>
      <text:p text:style-name="P11"><text:span text:style-name="T2">O bien, si desea que su servidor de base de datos de MySQL (puerto </text:span><text:span text:style-name="Source_20_Text"><text:span text:style-name="T7">3306</text:span></text:span><text:span text:style-name="T2">) escuche las conexiones en la interfaz de red privada </text:span><text:span text:style-name="Source_20_Text"><text:span text:style-name="T7">eth1</text:span></text:span><text:span text:style-name="T2">, por ejemplo, podría utilizar este comando:</text:span></text:p>
      <text:p text:style-name="P6"><text:span text:style-name="Source_20_Text"><text:span text:style-name="T12">sudo</text:span></text:span><text:span text:style-name="Source_20_Text"><text:span text:style-name="T13"> ufw allow </text:span></text:span><text:span text:style-name="Source_20_Text"><text:span text:style-name="T18">in</text:span></text:span><text:span text:style-name="Source_20_Text"><text:span text:style-name="T13"> on eth1 to any port </text:span></text:span><text:span text:style-name="Source_20_Text"><text:span text:style-name="T16">3306</text:span></text:span></text:p>
      <text:p text:style-name="P14">Copy</text:p>
      <text:p text:style-name="P13">Esto permitiría que otros servidores de su red privada se conectaran a su base de datos de MySQL.</text:p>
      <text:h text:style-name="P2" text:outline-level="2"><text:bookmark text:name="paso-6-denegar-conexiones"/>Paso 6: Denegar conexiones</text:h>
      <text:p text:style-name="P13">Si no ha cambiado la política predeterminada para las conexiones entrantes, UFW está configurado para denegarlas todas. Generalmente, esto simplifica el proceso de creación <text:soft-page-break/>de una política de firewall segura al exigirle crear reglas que permitan de forma explícita el acceso de puertos específicos y direcciones IP.</text:p>
      <text:p text:style-name="P11"><text:span text:style-name="T2">Sin embargo, a veces le convendrá denegar conexiones específicas basadas en la dirección IP o subred de origen, quizás por saber que su servidor recibe ataques desde ellas. Además, si desea cambiar su política entrante predeterminada para </text:span><text:span text:style-name="Strong_20_Emphasis"><text:span text:style-name="T4">allow</text:span></text:span><text:span text:style-name="T2"> (no lo recomendamos), debería crear reglas </text:span><text:span text:style-name="Strong_20_Emphasis"><text:span text:style-name="T4">deny</text:span></text:span><text:span text:style-name="T2"> para cualquier servicio o dirección IP cuyas conexiones no desee permitir.</text:span></text:p>
      <text:p text:style-name="P11"><text:span text:style-name="T2">Para escribir reglas de </text:span><text:span text:style-name="Strong_20_Emphasis"><text:span text:style-name="T4">deny</text:span></text:span><text:span text:style-name="T2">, puede utilizar los comandos descritos anteriormente y sustituir </text:span><text:span text:style-name="Strong_20_Emphasis"><text:span text:style-name="T4">allow</text:span></text:span><text:span text:style-name="T2"> por </text:span><text:span text:style-name="Strong_20_Emphasis"><text:span text:style-name="T4">deny</text:span></text:span><text:span text:style-name="T2">.</text:span></text:p>
      <text:p text:style-name="P13">Por ejemplo, para denegar conexiones HTTP, podría utilizar este comando:</text:p>
      <text:p text:style-name="P6"><text:span text:style-name="Source_20_Text"><text:span text:style-name="T12">sudo</text:span></text:span><text:span text:style-name="Source_20_Text"><text:span text:style-name="T13"> ufw deny http</text:span></text:span></text:p>
      <text:p text:style-name="P14">Copy</text:p>
      <text:p text:style-name="P11"><text:span text:style-name="T2">A su vez, si desea denegar todas las conexiones de </text:span><text:span text:style-name="Source_20_Text"><text:span text:style-name="T7">203.0.113.4</text:span></text:span><text:span text:style-name="T2"> podría utilizar este comando:</text:span></text:p>
      <text:p text:style-name="P6"><text:span text:style-name="Source_20_Text"><text:span text:style-name="T12">sudo</text:span></text:span><text:span text:style-name="Source_20_Text"><text:span text:style-name="T13"> ufw deny from </text:span></text:span><text:span text:style-name="Source_20_Text"><text:span text:style-name="T16">203.0</text:span></text:span><text:span text:style-name="Source_20_Text"><text:span text:style-name="T13">.113.4</text:span></text:span></text:p>
      <text:p text:style-name="P14">Copy</text:p>
      <text:p text:style-name="P13">Ahora veremos la forma de eliminar reglas.</text:p>
      <text:h text:style-name="P2" text:outline-level="2"><text:bookmark text:name="paso-7-eliminar-reglas"/>Paso 7: Eliminar reglas</text:h>
      <text:p text:style-name="P11"><text:span text:style-name="T2">Saber eliminar reglas de firewall es tan importante como saber crearlas. Existen dos maneras diferentes de especificar las reglas que se eliminarán: por número de regla o por regla real (se asemejan a la forma en que las reglas se especifican al crearse). Comenzaremos con el </text:span><text:span text:style-name="Strong_20_Emphasis"><text:span text:style-name="T4">método de eliminación por el número de regla</text:span></text:span><text:span text:style-name="T2"> porque es más sencillo.</text:span></text:p>
      <text:h text:style-name="P4" text:outline-level="3"><text:bookmark text:name="por-numero-de-regla"/>Por número de regla</text:h>
      <text:p text:style-name="P13">Si utiliza el número de regla para eliminar reglas de firewall, lo primero que le convendrá hacer es obtener una lista de reglas de firewall. El comando “UFW status” tiene una opción para mostrar números junto a cada regla, como se muestra aquí:</text:p>
      <text:p text:style-name="P6"><text:span text:style-name="Source_20_Text"><text:span text:style-name="T12">sudo</text:span></text:span><text:span text:style-name="Source_20_Text"><text:span text:style-name="T13"> ufw status numbered</text:span></text:span></text:p>
      <text:p text:style-name="P14">Copy</text:p>
      <text:p text:style-name="P7"><text:span text:style-name="Source_20_Text"><text:span text:style-name="T17">Numbered Output:</text:span></text:span></text:p>
      <text:p text:style-name="P9"><text:span text:style-name="Source_20_Text"><text:span text:style-name="T14">Status: active</text:span></text:span></text:p>
      <text:p text:style-name="P9"/>
      <text:p text:style-name="P9"><text:span text:style-name="Source_20_Text"><text:span text:style-name="T15"><text:s text:c="5"/></text:span></text:span><text:span text:style-name="Source_20_Text"><text:span text:style-name="T14">To <text:s text:c="24"/>Action <text:s text:c="5"/>From</text:span></text:span></text:p>
      <text:p text:style-name="P9"><text:span text:style-name="Source_20_Text"><text:span text:style-name="T15"><text:s text:c="5"/></text:span></text:span><text:span text:style-name="Source_20_Text"><text:span text:style-name="T14">-- <text:s text:c="24"/>------ <text:s text:c="5"/>----</text:span></text:span></text:p>
      <text:p text:style-name="P9"><text:soft-page-break/><text:span text:style-name="Source_20_Text"><text:span text:style-name="T14">[ 1] 22 <text:s text:c="24"/>ALLOW IN <text:s text:c="3"/>15.15.15.0/24</text:span></text:span></text:p>
      <text:p text:style-name="P8"><text:span text:style-name="Source_20_Text"><text:span text:style-name="T14">[ 2] 80 <text:s text:c="24"/>ALLOW IN <text:s text:c="3"/>Anywhere</text:span></text:span></text:p>
      <text:p text:style-name="P13">Si decidimos eliminar la regla 2, que permite las conexiones del puerto 80 (HTTP), podemos especificarlo en un comando “UFW delete”como este:</text:p>
      <text:p text:style-name="P6"><text:span text:style-name="Source_20_Text"><text:span text:style-name="T12">sudo</text:span></text:span><text:span text:style-name="Source_20_Text"><text:span text:style-name="T13"> ufw delete </text:span></text:span><text:span text:style-name="Source_20_Text"><text:span text:style-name="T16">2</text:span></text:span></text:p>
      <text:p text:style-name="P14">Copy</text:p>
      <text:p text:style-name="P13">Esto mostraría un mensaje de confirmación y eliminaría la regla 2, que permite conexiones HTTP. Tenga en cuenta que si tiene IPv6 habilitado, le convendría eliminar también la regla IPv6 correspondiente.</text:p>
      <text:h text:style-name="P4" text:outline-level="3"><text:bookmark text:name="por-regla-real"/>Por regla real</text:h>
      <text:p text:style-name="P11"><text:span text:style-name="T2">La alternativa a números de regla es especificar la regla real que se eliminará. Por ejemplo, si desea eliminar la regla </text:span><text:span text:style-name="Source_20_Text"><text:span text:style-name="T7">allow http</text:span></text:span><text:span text:style-name="T2">, podría escribir lo siguiente:</text:span></text:p>
      <text:p text:style-name="P6"><text:span text:style-name="Source_20_Text"><text:span text:style-name="T12">sudo</text:span></text:span><text:span text:style-name="Source_20_Text"><text:span text:style-name="T13"> ufw delete allow http</text:span></text:span></text:p>
      <text:p text:style-name="P14">Copy</text:p>
      <text:p text:style-name="P11"><text:span text:style-name="T2">También podría especificar la regla mediante </text:span><text:span text:style-name="Source_20_Text"><text:span text:style-name="T7">allow 80</text:span></text:span><text:span text:style-name="T2"> en vez de hacerlo por nombre de servicio:</text:span></text:p>
      <text:p text:style-name="P6"><text:span text:style-name="Source_20_Text"><text:span text:style-name="T12">sudo</text:span></text:span><text:span text:style-name="Source_20_Text"><text:span text:style-name="T13"> ufw delete allow </text:span></text:span><text:span text:style-name="Source_20_Text"><text:span text:style-name="T16">80</text:span></text:span></text:p>
      <text:p text:style-name="P14">Copy</text:p>
      <text:p text:style-name="P13">Este método eliminará las reglas IPv4 y IPv6, si existen.</text:p>
      <text:h text:style-name="P2" text:outline-level="2"><text:bookmark text:name="paso-8-comprobar-el-estado-y-las-reglas-de-ufw"/>Paso 8: Comprobar el estado y las reglas de UFW</text:h>
      <text:p text:style-name="P13">En cualquier momento, puede verificar el estado de UFW con este comando:</text:p>
      <text:p text:style-name="P6"><text:span text:style-name="Source_20_Text"><text:span text:style-name="T12">sudo</text:span></text:span><text:span text:style-name="Source_20_Text"><text:span text:style-name="T13"> ufw status verbose</text:span></text:span></text:p>
      <text:p text:style-name="P14">Copy</text:p>
      <text:p text:style-name="P13">Si UFW está desactivado, lo cual se aplica por defecto, verá algo como esto:</text:p>
      <text:p text:style-name="P7"><text:span text:style-name="Source_20_Text"><text:span text:style-name="T17">Output</text:span></text:span></text:p>
      <text:p text:style-name="P8"><text:span text:style-name="Source_20_Text"><text:span text:style-name="T14">Status: inactive</text:span></text:span></text:p>
      <text:p text:style-name="P11"><text:span text:style-name="T2">Si UFW está activo, lo cual debería suceder si siguió el paso 3, el resultado dirá que está activo y enumerará cualquier regla configurada. Por ejemplo, si el firewall está configurado para permitir conexiones SSH (puerto </text:span><text:span text:style-name="Source_20_Text"><text:span text:style-name="T7">22</text:span></text:span><text:span text:style-name="T2">) desde cualquier parte, el resultado podría ser parecido a este:</text:span></text:p>
      <text:p text:style-name="P7"><text:span text:style-name="Source_20_Text"><text:span text:style-name="T17">Output</text:span></text:span></text:p>
      <text:p text:style-name="P9"><text:span text:style-name="Source_20_Text"><text:span text:style-name="T14">Status: active</text:span></text:span></text:p>
      <text:p text:style-name="P9"><text:span text:style-name="Source_20_Text"><text:span text:style-name="T14">Logging: on (low)</text:span></text:span></text:p>
      <text:p text:style-name="P9"><text:span text:style-name="Source_20_Text"><text:span text:style-name="T14">Default: deny (incoming), allow (outgoing), disabled (routed)</text:span></text:span></text:p>
      <text:p text:style-name="P9"><text:soft-page-break/><text:span text:style-name="Source_20_Text"><text:span text:style-name="T14">New profiles: skip</text:span></text:span></text:p>
      <text:p text:style-name="P9"/>
      <text:p text:style-name="P9"><text:span text:style-name="Source_20_Text"><text:span text:style-name="T14">To <text:s text:c="24"/>Action <text:s text:c="5"/>From</text:span></text:span></text:p>
      <text:p text:style-name="P9"><text:span text:style-name="Source_20_Text"><text:span text:style-name="T14">-- <text:s text:c="24"/>------ <text:s text:c="5"/>----</text:span></text:span></text:p>
      <text:p text:style-name="P8"><text:span text:style-name="Source_20_Text"><text:span text:style-name="T14">22/tcp <text:s text:c="20"/>ALLOW IN <text:s text:c="3"/>Anywhere</text:span></text:span></text:p>
      <text:p text:style-name="P11"><text:span text:style-name="T2">Utilice el comando </text:span><text:span text:style-name="Source_20_Text"><text:span text:style-name="T7">status</text:span></text:span><text:span text:style-name="T2"> si desea verificar la configuración que UFW aplicó al firewall.</text:span></text:p>
      <text:h text:style-name="P2" text:outline-level="2"><text:bookmark text:name="paso-9-deshabilitar-o-reiniciar-ufw-opcional"/>Paso 9: Deshabilitar o reiniciar UFW (opcional)</text:h>
      <text:p text:style-name="P13">Si decide que no desea utilizar UFW, puede desactivarlo con este comando:</text:p>
      <text:p text:style-name="P6"><text:span text:style-name="Source_20_Text"><text:span text:style-name="T12">sudo</text:span></text:span><text:span text:style-name="Source_20_Text"><text:span text:style-name="T13"> ufw disable</text:span></text:span></text:p>
      <text:p text:style-name="P14">Copy</text:p>
      <text:p text:style-name="P11"><text:span text:style-name="T2">Cualquier regla que haya creado con UFW dejará de estar activa. Siempre puede ejecutar </text:span><text:span text:style-name="Source_20_Text"><text:span text:style-name="T7">sudo ufw enable</text:span></text:span><text:span text:style-name="T2"> si necesita activarla más adelante.</text:span></text:p>
      <text:p text:style-name="P13">Si ya tiene reglas de UFW configuradas y decide que desea empezar de nuevo, puede utilizar el comando “reset”:</text:p>
      <text:p text:style-name="P6"><text:span text:style-name="Source_20_Text"><text:span text:style-name="T12">sudo</text:span></text:span><text:span text:style-name="Source_20_Text"><text:span text:style-name="T13"> ufw reset</text:span></text:span></text:p>
      <text:p text:style-name="P14">Copy</text:p>
      <text:p text:style-name="P13">Esto desactivará UFW y eliminará cualquier regla definida anteriormente. Tenga en cuenta que los ajustes originales de las políticas predeterminadas no se restablecerán si las modificó en algún momento. Esto debería permitirle empezar de nuevo con UFW.</text:p>
      <text:h text:style-name="P2" text:outline-level="2"><text:bookmark text:name="conclusion"/>Conclusión</text:h>
      <text:p text:style-name="P13">De esta manera, su firewall quedará configurado para permitir conexiones SSH (al menos). Asegúrese de permitir cualquier otra conexión entrante de su servidor y, al mismo tiempo, limitar cualquier conexión innecesaria, de modo que su servidor funcione y sea seguro.</text:p>
      <text:p text:style-name="P12"><text:span text:style-name="T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Epilogue" svg:font-family="Epilogue, sans-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monospace" svg:font-family="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03T13:06:51.745000000</meta:creation-date>
    <dc:date>2022-10-03T13:13:31.432000000</dc:date>
    <meta:editing-duration>PT6M43S</meta:editing-duration>
    <meta:editing-cycles>1</meta:editing-cycles>
    <meta:document-statistic meta:table-count="0" meta:image-count="0" meta:object-count="0" meta:page-count="8" meta:paragraph-count="150" meta:word-count="2087" meta:character-count="13154" meta:non-whitespace-character-count="11009"/>
    <meta:generator>LibreOffice/7.3.2.2$Windows_X86_64 LibreOffice_project/49f2b1bff42cfccbd8f788c8dc32c1c309559be0</meta:generator>
  </office:meta>
</office:document-meta>
</file>